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1DA9A824.png" manifest:media-type="image/png"/>
  <manifest:file-entry manifest:full-path="Pictures/1000000100000280000001E09C657A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6.256cm" svg:height="12.192cm" draw:z-index="0"><draw:image xlink:href="Pictures/1000000100000280000001E09C657AF0.png" xlink:type="simple" xlink:show="embed" xlink:actuate="onLoad" draw:mime-type="image/png"/></draw:frame><draw:frame draw:style-name="fr1" draw:name="Изображение2" text:anchor-type="char" svg:x="0.61cm" svg:y="14.386cm" svg:width="16.256cm" svg:height="12.192cm" draw:z-index="1"><draw:image xlink:href="Pictures/1000000100000280000001E01DA9A8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4:03:56.655682660</meta:creation-date>
    <dc:date>2024-11-11T14:04:35.048741378</dc:date>
    <meta:editing-duration>PT3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